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cf00" draw:fill="solid" draw:fill-color="#ffffcc" draw:textarea-horizontal-align="justify" draw:textarea-vertical-align="middle" draw:auto-grow-height="false" fo:min-height="0.766cm" fo:min-width="3.945cm"/>
    </style:style>
    <style:style style:name="gr2" style:family="graphic" style:parent-style-name="standard">
      <style:graphic-properties svg:stroke-color="#800000" draw:fill="solid" draw:fill-color="#e6e6ff" draw:textarea-horizontal-align="justify" draw:textarea-vertical-align="middle" draw:auto-grow-height="false" fo:min-height="0.766cm" fo:min-width="3.945cm"/>
    </style:style>
    <style:style style:name="gr3" style:family="graphic" style:parent-style-name="standard">
      <style:graphic-properties svg:stroke-color="#008000" draw:fill="solid" draw:fill-color="#e6e6ff" draw:textarea-horizontal-align="justify" draw:textarea-vertical-align="middle" draw:auto-grow-height="false" fo:min-height="0.766cm" fo:min-width="3.945cm"/>
    </style:style>
    <style:style style:name="gr4" style:family="graphic" style:parent-style-name="standard">
      <style:graphic-properties svg:stroke-color="#aecf00" draw:fill="solid" draw:fill-color="#c2e0ae" draw:textarea-horizontal-align="justify" draw:textarea-vertical-align="middle" draw:auto-grow-height="false" fo:min-height="0.766cm" fo:min-width="3.945cm"/>
    </style:style>
    <style:style style:name="gr5" style:family="graphic" style:parent-style-name="standard">
      <style:graphic-properties svg:stroke-color="#ed1c24" draw:fill="solid" draw:fill-color="#f3715a" draw:textarea-horizontal-align="justify" draw:textarea-vertical-align="middle" draw:auto-grow-height="false" fo:min-height="0.766cm" fo:min-width="3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9cm"/>
    </style:style>
    <style:style style:name="gr7" style:family="graphic" style:parent-style-name="objectwithoutfill">
      <style:graphic-properties svg:stroke-width="0.028cm" svg:stroke-color="#8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svg:stroke-width="0.028cm" svg:stroke-color="#00008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008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2.221cm"/>
    </style:style>
    <style:style style:name="gr12" style:family="graphic" style:parent-style-name="standard">
      <style:graphic-properties draw:stroke="none" svg:stroke-color="#000000" draw:fill="none" draw:fill-color="#ffffff" fo:min-height="2.036cm"/>
    </style:style>
    <style:style style:name="gr13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49cm"/>
    </style:style>
    <style:style style:name="gr15" style:family="graphic" style:parent-style-name="objectwithoutfill">
      <style:graphic-properties draw:stroke="dash" draw:stroke-dash="Ultrafine_20_Dashed" svg:stroke-width="0.051cm" svg:stroke-color="#ff95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691cm"/>
    </style:style>
    <style:style style:name="gr17" style:family="graphic" style:parent-style-name="standard" style:list-style-name="L1">
      <style:graphic-properties svg:stroke-color="#ed1c24" draw:fill="solid" draw:fill-color="#f3715a" draw:textarea-horizontal-align="justify" draw:textarea-vertical-align="middle" draw:auto-grow-height="false" fo:min-height="0.766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solid" draw:fill-color="#c2e0ae"/>
      <style:paragraph-properties fo:text-align="center"/>
    </style:style>
    <style:style style:name="P5" style:family="paragraph">
      <loext:graphic-properties draw:fill="solid" draw:fill-color="#f3715a"/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P7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80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color="#800080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ff950e" fo:font-weight="bold" style:font-weight-asian="bold" style:font-weight-complex="bold"/>
    </style:style>
    <style:style style:name="P14" style:family="paragraph">
      <loext:graphic-properties draw:fill="solid" draw:fill-color="#f3715a"/>
      <style:paragraph-properties fo:margin-left="0cm" fo:margin-right="0cm" fo:text-align="center" fo:text-indent="0cm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800000" style:font-name="Liberation Sans1"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00080" style:font-name="Liberation Sans1" fo:font-weight="bold" style:font-weight-asian="bold" style:font-weight-complex="bold"/>
    </style:style>
    <style:style style:name="T9" style:family="text">
      <style:text-properties fo:color="#800080" fo:font-weight="bold" style:font-weight-asian="bold" style:font-weight-complex="bold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016cm" svg:x="2.143cm" svg:y="12.745cm">
          <text:p text:style-name="P1">1.0.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45cm" svg:height="1.016cm" svg:x="2.143cm" svg:y="11.317cm">
          <text:p text:style-name="P1">1.1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016cm" svg:x="2.143cm" svg:y="9.89cm">
          <text:p text:style-name="P1">1.1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016cm" svg:x="2.143cm" svg:y="8.462cm">
          <text:p text:style-name="P1">1.1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016cm" svg:x="2.143cm" svg:y="7.034cm">
          <text:p text:style-name="P1">1.2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016cm" svg:x="2.143cm" svg:y="5.606cm">
          <text:p text:style-name="P1">1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445cm" svg:height="1.016cm" svg:x="2.143cm" svg:y="4.179cm">
          <text:p text:style-name="P1">1.3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445cm" svg:height="1.016cm" svg:x="2.143cm" svg:y="2.751cm">
          <text:p text:style-name="P1">1.3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445cm" svg:height="1.016cm" svg:x="2.143cm" svg:y="18.556cm">
          <text:p text:style-name="P1">0.0.9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1.016cm" svg:x="2.143cm" svg:y="17.128cm">
          <text:p text:style-name="P6">1.0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45cm" svg:height="1.016cm" svg:x="2.143cm" svg:y="15.601cm">
          <text:p text:style-name="P6">1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45cm" svg:height="1.016cm" svg:x="2.143cm" svg:y="14.173cm">
          <text:p text:style-name="P6">1.0.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539cm" svg:height="0.962cm" svg:x="11.606cm" svg:y="2.708cm">
          <draw:text-box>
            <text:p><text:span text:style-name="T1">New library </text:span><text:span text:style-name="T1">version</text:span></text:p>
          </draw:text-box>
        </draw:frame>
        <draw:line draw:style-name="gr7" draw:text-style-name="P8" draw:layer="layout" svg:x1="11.16cm" svg:y1="11.86cm" svg:x2="5.796cm" svg:y2="11.86cm">
          <text:p/>
        </draw:line>
        <draw:frame draw:style-name="gr8" draw:text-style-name="P9" draw:layer="layout" svg:width="9.049cm" svg:height="1.673cm" svg:x="11.414cm" svg:y="11.352cm">
          <draw:text-box>
            <text:p><text:span text:style-name="T2">Service A </text:span><text:span text:style-name="T3">Lower Constraint</text:span></text:p>
          </draw:text-box>
        </draw:frame>
        <draw:line draw:style-name="gr9" draw:text-style-name="P8" draw:layer="layout" svg:x1="11.26cm" svg:y1="3.289cm" svg:x2="5.872cm" svg:y2="3.262cm">
          <text:p/>
        </draw:line>
        <draw:line draw:style-name="gr10" draw:text-style-name="P8" draw:layer="layout" svg:x1="11.26cm" svg:y1="4.629cm" svg:x2="5.85cm" svg:y2="4.656cm">
          <text:p/>
        </draw:line>
        <draw:frame draw:style-name="gr8" draw:text-style-name="P10" draw:layer="layout" svg:width="8.541cm" svg:height="1.673cm" svg:x="11.609cm" svg:y="4.148cm">
          <draw:text-box>
            <text:p><text:span text:style-name="T4">Global Upper Constraint</text:span></text:p>
          </draw:text-box>
        </draw:frame>
        <draw:frame draw:style-name="gr11" draw:text-style-name="P11" draw:layer="layout" svg:width="13.494cm" svg:height="2.471cm" svg:x="6.91cm" svg:y="4.937cm">
          <draw:text-box>
            <text:p><text:span text:style-name="T5">All projects are gate tested with this version of the library</text:span></text:p>
            <text:p><text:span text:style-name="T5">It is generated from the global requirement and updates with new releases. <text:s/>This is the </text:span><text:span text:style-name="T6">co-installable</text:span><text:span text:style-name="T7"> supported version.</text:span></text:p>
          </draw:text-box>
        </draw:frame>
        <draw:frame draw:style-name="gr12" draw:text-style-name="P11" draw:layer="layout" svg:width="13.494cm" svg:height="2.286cm" svg:x="7.023cm" svg:y="12.241cm">
          <draw:text-box>
            <text:p><text:span text:style-name="T5">If a project requires newer features, it can set its own lower constraint. <text:s/>This version is used in a unit test in the project’s gate. </text:span></text:p>
          </draw:text-box>
        </draw:frame>
        <draw:line draw:style-name="gr13" draw:text-style-name="P8" draw:layer="layout" svg:x1="11.16cm" svg:y1="14.697cm" svg:x2="5.88cm" svg:y2="14.697cm">
          <text:p/>
        </draw:line>
        <draw:frame draw:style-name="gr14" draw:text-style-name="P12" draw:layer="layout" svg:width="9.271cm" svg:height="1.699cm" svg:x="11.414cm" svg:y="14.189cm">
          <draw:text-box>
            <text:p><text:span text:style-name="T8">Service B </text:span><text:span text:style-name="T8">L</text:span><text:span text:style-name="T9">ower </text:span><text:span text:style-name="T9">Constraint</text:span></text:p>
          </draw:text-box>
        </draw:frame>
        <draw:frame draw:style-name="gr12" draw:text-style-name="P11" draw:layer="layout" svg:width="13.494cm" svg:height="2.286cm" svg:x="6.969cm" svg:y="15.051cm">
          <draw:text-box>
            <text:p><text:span text:style-name="T5">Projects define the lowest version of a library they support. This is useful for </text:span><text:span text:style-name="T6">standalone</text:span><text:span text:style-name="T7"> installation where you do not need to worry about sharing libraries with other projects.</text:span></text:p>
          </draw:text-box>
        </draw:frame>
        <draw:connector draw:style-name="gr15" draw:text-style-name="P8" draw:layer="layout" svg:x1="11.204cm" svg:y1="8.264cm" svg:x2="6.521cm" svg:y2="11.508cm" svg:d="M11204 8264h-2341v3244h-2342" svg:viewBox="0 0 4684 3245">
          <text:p/>
        </draw:connector>
        <draw:frame draw:style-name="gr14" draw:text-style-name="P13" draw:layer="layout" svg:width="9.271cm" svg:height="1.699cm" svg:x="11.468cm" svg:y="7.802cm">
          <draw:text-box>
            <text:p><text:span text:style-name="T10">Global Lower Constraint</text:span></text:p>
          </draw:text-box>
        </draw:frame>
        <draw:frame draw:style-name="gr16" draw:text-style-name="P11" draw:layer="layout" svg:width="8.795cm" svg:height="1.941cm" svg:x="11.541cm" svg:y="8.576cm">
          <draw:text-box>
            <text:p><text:span text:style-name="T5">This is the lowest version of the library that can be used in a co-installation of all services.</text:span></text:p>
          </draw:text-box>
        </draw:frame>
        <draw:frame draw:style-name="gr11" draw:text-style-name="P11" draw:layer="layout" svg:width="13.494cm" svg:height="2.471cm" svg:x="6.91cm" svg:y="3.438cm">
          <draw:text-box>
            <text:p><text:span text:style-name="T5">New stable release being tested for upper constraint bump</text:span></text:p>
          </draw:text-box>
        </draw:frame>
        <draw:frame draw:style-name="gr6" draw:text-style-name="P7" draw:layer="layout" svg:width="6.539cm" svg:height="0.962cm" svg:x="11.506cm" svg:y="17.209cm">
          <draw:text-box>
            <text:p><text:span text:style-name="T1">Global requirement</text:span></text:p>
          </draw:text-box>
        </draw:frame>
        <draw:line draw:style-name="gr9" draw:text-style-name="P8" draw:layer="layout" svg:x1="11.26cm" svg:y1="17.69cm" svg:x2="5.872cm" svg:y2="17.663cm">
          <text:p/>
        </draw:line>
        <draw:frame draw:style-name="gr11" draw:text-style-name="P11" draw:layer="layout" svg:width="13.494cm" svg:height="2.471cm" svg:x="6.91cm" svg:y="17.939cm">
          <draw:text-box>
            <text:p><text:span text:style-name="T5">Preventing usage of specific buggy versions</text:span></text:p>
            <text:p><text:span text:style-name="T5">(e.g. </text:span><text:span text:style-name="T11">pyfoo-lib!=0.0.9,!=1.0.0</text:span><text:span text:style-name="T5">)</text:span></text:p>
          </draw:text-box>
        </draw:frame>
        <draw:custom-shape draw:style-name="gr17" draw:text-style-name="P14" draw:layer="layout" svg:width="4.445cm" svg:height="1.016cm" svg:x="2.143cm" svg:y="1.329cm">
          <text:p text:style-name="P6">3.0.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539cm" svg:height="0.962cm" svg:x="11.606cm" svg:y="1.31cm">
          <draw:text-box>
            <text:p><text:span text:style-name="T1">Global requirement</text:span></text:p>
          </draw:text-box>
        </draw:frame>
        <draw:line draw:style-name="gr9" draw:text-style-name="P8" draw:layer="layout" svg:x1="11.26cm" svg:y1="1.891cm" svg:x2="5.872cm" svg:y2="1.864cm">
          <text:p/>
        </draw:line>
        <draw:frame draw:style-name="gr11" draw:text-style-name="P11" draw:layer="layout" svg:width="13.494cm" svg:height="2.471cm" svg:x="6.91cm" svg:y="2.04cm">
          <draw:text-box>
            <text:p><text:span text:style-name="T5">Preventing usage of dev versions (e.g. </text:span><text:span text:style-name="T11">pyfoo-lib&lt;3.0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09:55:36.017595057</meta:creation-date>
    <dc:date>2019-11-14T11:09:11.614132276</dc:date>
    <meta:editing-duration>PT12M23S</meta:editing-duration>
    <meta:editing-cycles>3</meta:editing-cycles>
    <meta:generator>LibreOffice/6.0.7.3$Linux_X86_64 LibreOffice_project/00m0$Build-3</meta:generator>
    <meta:document-statistic meta:object-count="34"/>
  </office:meta>
</office:document-meta>
</file>